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00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1007" table:default-cell-style-name="ce5"/>
        <table:table-row table:style-name="ro1">
          <table:table-cell/>
          <table:table-cell office:value-type="string" calcext:value-type="string">
            <text:p>generate:</text:p>
            <text:p>1. write this file as csv</text:p>
            <text:p>2. call parseSettings.py</text:p>
          </table:table-cell>
          <table:table-cell table:number-columns-repeated="1017"/>
        </table:table-row>
        <table:table-row table:style-name="ro2">
          <table:table-cell table:number-columns-repeated="1019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Method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title</text:p>
            <text:p><text:span text:style-name="T1">OpenCPN: CanvasOptions.cpp</text:span>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min/ enum values – for GUI</text:p>
          </table:table-cell>
          <table:table-cell office:value-type="string" calcext:value-type="string">
            <text:p>max/ enum strings – for GUI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query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ystem</text:p>
          </table:table-cell>
          <table:table-cell office:value-type="string" calcext:value-type="string">
            <text:p>DebugS5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mportant</text:p>
          </table:table-cell>
          <table:table-cell table:style-name="ce6" office:value-type="string" calcext:value-type="string">
            <text:p>bShowS57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57ImportantTextOnl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Important Text Onl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LightDescripti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Light Description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ExtendLightSector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Extended Light Sector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nDisplayCategory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isCat</text:p>
          </table:table-cell>
          <table:table-cell table:style-name="ce6" office:value-type="string" calcext:value-type="string">
            <text:p>Display Category</text:p>
          </table:table-cell>
          <table:table-cell table:style-name="ce6" office:value-type="string" calcext:value-type="string">
            <text:p>83</text:p>
          </table:table-cell>
          <table:table-cell table:style-name="ce6" office:value-type="string" calcext:value-type="string">
            <text:p>68,83,79,77</text:p>
          </table:table-cell>
          <table:table-cell table:style-name="ce6" office:value-type="string" calcext:value-type="string">
            <text:p>Base,Standard,All,User Standar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Symbol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Graphics Style</text:p>
          </table:table-cell>
          <table:table-cell table:style-name="ce6" office:value-type="string" calcext:value-type="string">
            <text:p>82</text:p>
          </table:table-cell>
          <table:table-cell table:style-name="ce6" office:value-type="string" calcext:value-type="string">
            <text:p>76,82</text:p>
          </table:table-cell>
          <table:table-cell table:style-name="ce6" office:value-type="string" calcext:value-type="string">
            <text:p>Simplified,Paper Chart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nBoundaryStyle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LUPname</text:p>
          </table:table-cell>
          <table:table-cell table:style-name="ce6" office:value-type="string" calcext:value-type="string">
            <text:p>Boundaries</text:p>
          </table:table-cell>
          <table:table-cell table:style-name="ce6" office:value-type="string" calcext:value-type="string">
            <text:p>78</text:p>
          </table:table-cell>
          <table:table-cell table:style-name="ce6" office:value-type="string" calcext:value-type="string">
            <text:p>78,79</text:p>
          </table:table-cell>
          <table:table-cell table:style-name="ce6" office:value-type="string" calcext:value-type="string">
            <text:p>Plain,Symbolized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Sound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depth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Qualit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Quality</text:p>
          </table:table-cell>
          <table:table-cell table:style-name="ce6" office:value-type="string" calcext:value-type="string">
            <text:p>0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Me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 Information Objec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/>
          <table:table-cell table:style-name="ce6" office:value-type="string" calcext:value-type="string">
            <text:p>bUseSCAMI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Reduced Detail at Small Scale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bShowAton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Buoy/Light Label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DeClutter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De-Cluttered Tex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bShowNationalTex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National text on chart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HALLOW_CONTOUR</text:p>
          </table:table-cell>
          <table:table-cell table:style-name="Default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hallow Depth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SAFETY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Safety Depth</text:p>
          </table:table-cell>
          <table:table-cell table:style-name="ce6" office:value-type="string" calcext:value-type="string">
            <text:p>3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DEEP_CONTOUR</text:p>
          </table:table-cell>
          <table:table-cell table:style-name="ce6" office:value-type="string" calcext:value-type="string">
            <text:p>depth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string" calcext:value-type="string">
            <text:p>Deep Depth</text:p>
          </table:table-cell>
          <table:table-cell table:style-name="ce6" office:value-type="string" calcext:value-type="string">
            <text:p>5.0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epth</text:p>
          </table:table-cell>
          <table:table-cell table:style-name="Default" table:number-columns-repeated="2"/>
          <table:table-cell table:style-name="ce6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MAR_TWO_SHADE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OnOff</text:p>
          </table:table-cell>
          <table:table-cell table:style-name="ce6" office:value-type="string" calcext:value-type="string">
            <text:p>Colors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,0</text:p>
          </table:table-cell>
          <table:table-cell table:style-name="ce6" office:value-type="string" calcext:value-type="string">
            <text:p>2Color,4 Color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52_DEPTH_UNIT_SHOW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s52::DepthUnit</text:p>
          </table:table-cell>
          <table:table-cell table:style-name="ce6" office:value-type="string" calcext:value-type="string">
            <text:p>DepthUnit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0,1,2</text:p>
          </table:table-cell>
          <table:table-cell table:style-name="ce6" office:value-type="string" calcext:value-type="string">
            <text:p>Meters,Feet,Fathoms</text:p>
          </table:table-cell>
          <table:table-cell table:style-name="ce6" office:value-type="string" calcext:value-type="string">
            <text:p>Depth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chart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Text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undingsFont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oundings Font Siz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Und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oftUnd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SoftUnder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OverZoom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Lights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howAnchorInfo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Show Anchor Info</text:p>
          </table:table-cell>
          <table:table-cell table:style-name="ce6" office:value-type="string" calcext:value-type="string">
            <text:p>1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3">
          <table:table-cell table:style-name="Default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stringlist</text:p>
          </table:table-cell>
          <table:table-cell table:style-name="ce6"/>
          <table:table-cell table:style-name="ce6" office:value-type="string" calcext:value-type="string">
            <text:p>ColorScheme</text:p>
          </table:table-cell>
          <table:table-cell table:style-name="ce6" office:value-type="string" calcext:value-type="string">
            <text:p>DAY_BRIGHT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office:value-type="string" calcext:value-type="string">
            <text:p>colorTables</text:p>
          </table:table-cell>
          <table:table-cell table:style-name="ce6" table:number-columns-repeated="2"/>
          <table:table-cell table:number-columns-repeated="1007"/>
        </table:table-row>
        <table:table-row table:style-name="ro2">
          <table:table-cell table:style-name="Default"/>
          <table:table-cell table:style-name="ce6" office:value-type="string" calcext:value-type="string">
            <text:p>showChartBoun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ce6" office:value-type="string" calcext:value-type="string">
            <text:p>ChartBounds</text:p>
          </table:table-cell>
          <table:table-cell table:style-name="ce6" office:value-type="string" calcext:value-type="string">
            <text:p>true</text:p>
          </table:table-cell>
          <table:table-cell table:style-name="ce6" table:number-columns-repeated="2"/>
          <table:table-cell table:style-name="ce6" office:value-type="string" calcext:value-type="string">
            <text:p>Main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Tolerance</text:p>
          </table:table-cell>
          <table:table-cell table:style-name="ce6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caleTolerance</text:p>
          </table:table-cell>
          <table:table-cell table:style-name="ce6" office:value-type="string" calcext:value-type="string">
            <text:p>0.1</text:p>
          </table:table-cell>
          <table:table-cell table:style-name="ce6" office:value-type="string" calcext:value-type="string">
            <text:p>0.01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rotationTolerance</text:p>
          </table:table-cell>
          <table:table-cell table:style-name="Default" office:value-type="string" calcext:value-type="string">
            <text:p>int</text:p>
          </table:table-cell>
          <table:table-cell table:style-name="ce6"/>
          <table:table-cell table:style-name="ce6" office:value-type="string" calcext:value-type="string">
            <text:p>RotationTolerance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symbolScale</text:p>
          </table:table-cell>
          <table:table-cell table:style-name="Default" office:value-type="string" calcext:value-type="string">
            <text:p>float</text:p>
          </table:table-cell>
          <table:table-cell table:style-name="ce6"/>
          <table:table-cell table:style-name="ce6" office:value-type="string" calcext:value-type="string">
            <text:p>SymbolScale</text:p>
          </table:table-cell>
          <table:table-cell table:style-name="ce6" office:value-type="string" calcext:value-type="string">
            <text:p>1.0</text:p>
          </table:table-cell>
          <table:table-cell table:style-name="ce6" office:value-type="string" calcext:value-type="string">
            <text:p>0.5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Display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none</text:p>
          </table:table-cell>
          <table:table-cell table:style-name="ce6" office:value-type="string" calcext:value-type="string">
            <text:p>viz*</text:p>
          </table:table-cell>
          <table:table-cell table:style-name="Default"/>
          <table:table-cell table:style-name="ce6" office:value-type="string" calcext:value-type="string">
            <text:p>from s57objectclasses.csv</text:p>
          </table:table-cell>
          <table:table-cell table:style-name="ce6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detail</text:p>
          </table:table-cell>
          <table:table-cell table:style-name="Default" office:value-type="string" calcext:value-type="string">
            <text:p>vizADM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dministration area (Named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IR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irport / airfiel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CN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acon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SG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sing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IRE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ding, religou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UA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ilt-up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C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card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N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nstall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IS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isolated dang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AW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afe wat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BOYSP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Buoy, special purpose/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BLSUB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ble, submar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AL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rgo transshipmen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AUS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s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au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NWI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ain/Wi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GU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guard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A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ast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guous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S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inental shelf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TR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trol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rrent - non - 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CUS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Custom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M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AY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ay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C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WRTP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ep water rout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EPC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epth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O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G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edg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RY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ry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MP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um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DYK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Dy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EXE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Exclusive Econom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AIR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air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NC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nce/w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ery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SHGR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ish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GSI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g sig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ORST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ortified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FR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Free 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GRID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Gridir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E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CN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ciner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ISTZ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Inshore traffic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AKSH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ke sho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ELV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elev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R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 reg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NDMRK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and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GHT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_extg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, extinguish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FL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floa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ITVE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ight vess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CMA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al magnetic anomal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LOGP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Log po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GV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gnetic var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ARCU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arine farm/cul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ilitary practic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NUM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nume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MORFAC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Mooring/warping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NAV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Navig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BSTR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b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FSPLF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latfor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S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ffshore produc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OILBAR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Oil barri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PNT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LBOP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lot boarding pla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IPSO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ipeline, submarine/on la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C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ecautionar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RDAR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roduction / st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PYLON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Pylon/bridge suppo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LNE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NG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an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RF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D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TPBCN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ar transponder beac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DOSTA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dio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ILWY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il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APIDS</text:p>
          </table:table-cell>
          <table:table-cell table:style-name="ce6" office:value-type="string" calcext:value-type="string">
            <text:p>bool</text:p>
          </table:table-cell>
          <table:table-cell table:style-name="ce6"/>
          <table:table-cell table:style-name="Default" office:value-type="string" calcext:value-type="string">
            <text:p>Rapid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style-name="ce6" table:number-columns-repeated="3"/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vizRCRT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route center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C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CT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commended Traffic 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SC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cue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TRF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tro-reflect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OAD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UNWA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un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NDW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and wav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EA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 area / named water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L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-plane landing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BD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eab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LT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lo / t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TO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e top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OGR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loping groun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MC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mall craft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OUND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PRIN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pr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QU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qua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TS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raight territorial sea base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UBTL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bmarine transit l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W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wep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ritorial sea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_text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R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NH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PA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panel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TI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HM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NHM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 - non-harmonic predi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_TIM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time serie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DEW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e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WE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w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BN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CR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Cross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Lane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SR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Scheme <text:s/>Roundabou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EZ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Separation Zo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UNN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nne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WRT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wo-way route <text:s/>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N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survey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GAT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ge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TU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 turbulenc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ATF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fal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EDKL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eed/Kel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RECK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re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ZEMC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Zero meter contou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S_FE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dal stream - flood/ebb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EWOBJ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ew Objec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ACCY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ccurac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SC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ilation scale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COV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vera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HOP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orizontal datum shift parameter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PU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utical publica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PRO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roduction inform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QU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Quality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RE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urvey reliab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UNI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its of measurement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 of dat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GG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ggreg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ASSO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ssoci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_ST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tacked on/stacked und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AREA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LI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SYMB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rtographic symbo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COMP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pas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$TEXT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b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 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ch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chora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an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nal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ep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epth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dis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distan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stricted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ivbn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iver ban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traffic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ista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ignal station, warning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opma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op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erth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rth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i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bl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abl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eryr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erry rou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area (administrative)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fa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facilit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doca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adio calling-in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nsy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avigational system of mark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ure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urrent, non-gravitatio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ulk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ul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ont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nto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s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ounding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m_vd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rtical datum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ipohd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ipeline, overhea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flod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Floating d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hkpn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heck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la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, lat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rane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ra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atco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at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slcon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Shoreline Construc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uwtro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Underwater rock / awash roc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nvyr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nveyo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notmrk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Notice mark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xs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xi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p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profil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rg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ridge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uns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nker s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com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Communication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hrb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Harbour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ok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kbs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Lock basin par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prt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port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cn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eacon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boywtw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Buoy water-wa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fdm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efuse dump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tplp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Route planning point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ermnl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ermin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nbsn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urning basi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ar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area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wtwgag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Waterway gaug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isdg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ime Schedule - in general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vehtrf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Vehicle transfer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excnst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Exceptional navigation structur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sdm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ship dimensions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lg_vsp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Maximum permitted vessel spee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ANNOTA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Annotation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RESTRC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Boundary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TRFLNE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Traffic Line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vizGENNAV</text:p>
          </table:table-cell>
          <table:table-cell table:style-name="ce6" office:value-type="string" calcext:value-type="string">
            <text:p>bool</text:p>
          </table:table-cell>
          <table:table-cell/>
          <table:table-cell table:style-name="Default" office:value-type="string" calcext:value-type="string">
            <text:p>Generic NavAid</text:p>
          </table:table-cell>
          <table:table-cell table:style-name="Default" office:value-type="string" calcext:value-type="string">
            <text:p>true</text:p>
          </table:table-cell>
          <table:table-cell table:style-name="Default" table:number-columns-repeated="3"/>
          <table:table-cell table:number-columns-repeated="1010"/>
        </table:table-row>
        <table:table-row table:style-name="ro2" table:number-rows-repeated="1048287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</meta:initial-creator>
    <meta:creation-date>2020-05-13T18:18:54.786306536</meta:creation-date>
    <dc:date>2024-02-09T15:09:20.707246373</dc:date>
    <meta:editing-duration>P12DT11H15M46S</meta:editing-duration>
    <meta:editing-cycles>46</meta:editing-cycles>
    <meta:generator>LibreOffice/7.3.7.2$Linux_X86_64 LibreOffice_project/30$Build-2</meta:generator>
    <meta:document-statistic meta:table-count="1" meta:cell-count="1225" meta:object-count="0"/>
  </office:meta>
</office:document-meta>
</file>